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bold" officeooo:rsid="0017259f" officeooo:paragraph-rsid="0017259f" style:font-weight-asian="bold" style:font-weight-complex="bold"/>
    </style:style>
    <style:style style:name="P4" style:family="paragraph" style:parent-style-name="Standard">
      <style:paragraph-properties fo:text-align="start" style:justify-single-word="false"/>
      <style:text-properties officeooo:rsid="0017259f" officeooo:paragraph-rsid="0017259f"/>
    </style:style>
    <style:style style:name="P5" style:family="paragraph" style:parent-style-name="Standard">
      <style:paragraph-properties fo:text-align="start" style:justify-single-word="false"/>
      <style:text-properties officeooo:rsid="0017259f" officeooo:paragraph-rsid="000f886b"/>
    </style:style>
    <style:style style:name="P6" style:family="paragraph" style:parent-style-name="Standard">
      <style:paragraph-properties fo:text-align="start" style:justify-single-word="false"/>
      <style:text-properties officeooo:rsid="0017259f" officeooo:paragraph-rsid="0017259f"/>
    </style:style>
    <style:style style:name="P7" style:family="paragraph" style:parent-style-name="Standard">
      <style:paragraph-properties fo:text-align="start" style:justify-single-word="false"/>
      <style:text-properties officeooo:rsid="0018ba27" officeooo:paragraph-rsid="0018ba27"/>
    </style:style>
    <style:style style:name="P8" style:family="paragraph" style:parent-style-name="Standard">
      <style:paragraph-properties fo:text-align="start" style:justify-single-word="false"/>
      <style:text-properties officeooo:rsid="001b2c6b" officeooo:paragraph-rsid="001b2c6b"/>
    </style:style>
    <style:style style:name="P9" style:family="paragraph" style:parent-style-name="Standard">
      <style:paragraph-properties fo:text-align="start" style:justify-single-word="false"/>
      <style:text-properties fo:font-style="italic" officeooo:rsid="0018ba27" officeooo:paragraph-rsid="0018ba27" style:font-style-asian="italic" style:font-style-complex="italic"/>
    </style:style>
    <style:style style:name="P10" style:family="paragraph" style:parent-style-name="Standard">
      <style:paragraph-properties fo:text-align="start" style:justify-single-word="false"/>
      <style:text-properties fo:font-style="italic" officeooo:rsid="001a7cbe" officeooo:paragraph-rsid="001a7cbe" style:font-style-asian="italic" style:font-style-complex="italic"/>
    </style:style>
    <style:style style:name="P11" style:family="paragraph" style:parent-style-name="Standard">
      <style:paragraph-properties fo:text-align="start" style:justify-single-word="false"/>
      <style:text-properties officeooo:rsid="001c6c09" officeooo:paragraph-rsid="001c6c09"/>
    </style:style>
    <style:style style:name="P12" style:family="paragraph" style:parent-style-name="Standard">
      <style:paragraph-properties fo:text-align="start" style:justify-single-word="false"/>
      <style:text-properties officeooo:rsid="001e7b46" officeooo:paragraph-rsid="001e7b46"/>
    </style:style>
    <style:style style:name="P13" style:family="paragraph" style:parent-style-name="Standard">
      <style:paragraph-properties fo:text-align="start" style:justify-single-word="false"/>
      <style:text-properties officeooo:paragraph-rsid="002644b1"/>
    </style:style>
    <style:style style:name="P14" style:family="paragraph" style:parent-style-name="Standard" style:list-style-name="L2">
      <style:paragraph-properties fo:text-align="start" style:justify-single-word="false"/>
      <style:text-properties officeooo:paragraph-rsid="002644b1"/>
    </style:style>
    <style:style style:name="P15" style:family="paragraph" style:parent-style-name="Standard">
      <style:paragraph-properties fo:text-align="start" style:justify-single-word="false"/>
      <style:text-properties officeooo:rsid="001f91e2" officeooo:paragraph-rsid="001f91e2"/>
    </style:style>
    <style:style style:name="P16" style:family="paragraph" style:parent-style-name="Standard">
      <style:paragraph-properties fo:text-align="start" style:justify-single-word="false"/>
      <style:text-properties officeooo:rsid="001f91e2" officeooo:paragraph-rsid="0022cf2a"/>
    </style:style>
    <style:style style:name="P17" style:family="paragraph" style:parent-style-name="Standard">
      <style:paragraph-properties fo:text-align="start" style:justify-single-word="false"/>
      <style:text-properties officeooo:rsid="00291ab6" officeooo:paragraph-rsid="00291ab6"/>
    </style:style>
    <style:style style:name="P18" style:family="paragraph" style:parent-style-name="Standard">
      <style:paragraph-properties fo:text-align="start" style:justify-single-word="false"/>
      <style:text-properties officeooo:rsid="002c6325" officeooo:paragraph-rsid="002c6325"/>
    </style:style>
    <style:style style:name="P19" style:family="paragraph" style:parent-style-name="Standard">
      <style:paragraph-properties fo:text-align="start" style:justify-single-word="false"/>
      <style:text-properties officeooo:rsid="002e1bfb" officeooo:paragraph-rsid="002e1bfb"/>
    </style:style>
    <style:style style:name="P20" style:family="paragraph" style:parent-style-name="Standard">
      <style:paragraph-properties fo:text-align="start" style:justify-single-word="false"/>
      <style:text-properties officeooo:rsid="002f5bbb" officeooo:paragraph-rsid="002f5bbb"/>
    </style:style>
    <style:style style:name="P21" style:family="paragraph" style:parent-style-name="Standard">
      <style:paragraph-properties fo:text-align="start" style:justify-single-word="false"/>
      <style:text-properties officeooo:rsid="003275e1" officeooo:paragraph-rsid="003275e1"/>
    </style:style>
    <style:style style:name="P22" style:family="paragraph" style:parent-style-name="Standard">
      <style:paragraph-properties fo:text-align="start" style:justify-single-word="false"/>
      <style:text-properties officeooo:rsid="003405cb" officeooo:paragraph-rsid="003405cb"/>
    </style:style>
    <style:style style:name="P23" style:family="paragraph" style:parent-style-name="Standard">
      <style:paragraph-properties fo:text-align="center" style:justify-single-word="false"/>
      <style:text-properties officeooo:rsid="003405cb" officeooo:paragraph-rsid="003405cb"/>
    </style:style>
    <style:style style:name="P24" style:family="paragraph" style:parent-style-name="Standard">
      <style:paragraph-properties fo:text-align="start" style:justify-single-word="false" fo:break-before="page"/>
      <style:text-properties officeooo:rsid="0017259f" officeooo:paragraph-rsid="0017259f"/>
    </style:style>
    <style:style style:name="P25" style:family="paragraph" style:parent-style-name="Standard">
      <style:paragraph-properties fo:text-align="start" style:justify-single-word="false" fo:break-before="page"/>
      <style:text-properties fo:font-weight="bold" officeooo:rsid="0017259f" officeooo:paragraph-rsid="0017259f" style:font-weight-asian="bold" style:font-weight-complex="bold"/>
    </style:style>
    <style:style style:name="T1" style:family="text">
      <style:text-properties officeooo:rsid="0009923a"/>
    </style:style>
    <style:style style:name="T2" style:family="text">
      <style:text-properties style:text-position="super 58%"/>
    </style:style>
    <style:style style:name="T3" style:family="text">
      <style:text-properties officeooo:rsid="001aec2f"/>
    </style:style>
    <style:style style:name="T4" style:family="text">
      <style:text-properties officeooo:rsid="001d8482"/>
    </style:style>
    <style:style style:name="T5" style:family="text">
      <style:text-properties officeooo:rsid="001e7b46"/>
    </style:style>
    <style:style style:name="T6" style:family="text">
      <style:text-properties fo:font-weight="bold" style:font-weight-asian="bold" style:font-weight-complex="bold"/>
    </style:style>
    <style:style style:name="T7" style:family="text">
      <style:text-properties officeooo:rsid="00209835"/>
    </style:style>
    <style:style style:name="T8" style:family="text">
      <style:text-properties officeooo:rsid="00225cf0"/>
    </style:style>
    <style:style style:name="T9" style:family="text">
      <style:text-properties officeooo:rsid="0022cf2a"/>
    </style:style>
    <style:style style:name="T10" style:family="text">
      <style:text-properties officeooo:rsid="002644b1"/>
    </style:style>
    <style:style style:name="T11" style:family="text">
      <style:text-properties officeooo:rsid="0029d759"/>
    </style:style>
    <style:style style:name="T12" style:family="text">
      <style:text-properties officeooo:rsid="002bda30"/>
    </style:style>
    <style:style style:name="T13" style:family="text">
      <style:text-properties style:text-position="sub 58%"/>
    </style:style>
    <style:style style:name="T14" style:family="text">
      <style:text-properties style:text-position="sub 58%" style:font-name="Liberation Serif1"/>
    </style:style>
    <style:style style:name="T15" style:family="text">
      <style:text-properties officeooo:rsid="002f13f6"/>
    </style:style>
    <style:style style:name="T16" style:family="text">
      <style:text-properties officeooo:rsid="003405cb"/>
    </style:style>
    <style:style style:name="T17" style:family="text">
      <style:text-properties style:text-position="0% 100%"/>
    </style:style>
    <style:style style:name="T18" style:family="text">
      <style:text-properties style:text-position="0% 100%" style:font-name="Liberation Serif1"/>
    </style:style>
    <style:style style:name="T19" style:family="text">
      <style:text-properties style:font-name="Liberation Seri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5">Homework 2</text:p>
      <text:p text:style-name="P2"/>
      <text:p text:style-name="P3">Problem 1</text:p>
      <text:p text:style-name="P10">Assume we have Vigenere Cipher Π = {KeyGen,Enc,Dec}. Message space is M = {aaaa,faaa}, and the key length could be 1, 2, 3, or 4, and it is uniformly distributed. In addition, assume an adversary A plays a security game PrivKeav A,Π as below: </text:p>
      <text:p text:style-name="P10">1. A chooses m0 = aaaa and m1 = faaa, and gives m0 and m1 to challenger;</text:p>
      <text:p text:style-name="P10">2. Challenger ﬂips a fair coin, gets a bit b, computes cb ← Enck(mb), where k ← KeyGen(·), and returns ciphertext cb to A.</text:p>
      <text:p text:style-name="P10">3. Given cb = cb1cb2cb3cb4, A guesses b0 = 0 if cb1 = cb2, otherwise it guesses b0 = 1</text:p>
      <text:p text:style-name="P10">4. Outputs 1 if b0 = b, and 0 otherwise; and we say A wins the game if b0 = b.</text:p>
      <text:p text:style-name="P10">Prove that this adversary can win this game with a probability greater than 1/2.</text:p>
      <text:p text:style-name="P4"/>
      <text:p text:style-name="P4">TODO</text:p>
      <text:p text:style-name="P24"><text:span text:style-name="T6">Problem 2</text:span></text:p>
      <text:p text:style-name="P9">Describe the formal <text:span text:style-name="T3">definition</text:span> of perfect secrecy. Assume each key has θ bits in a one-time pad, prove this one-time pad is perfectly secure.</text:p>
      <text:p text:style-name="P7"/>
      <text:p text:style-name="P8">Perfect secrecy is characterized by the property that observation of the cipher text has no effect on the knowledge of the original message. </text:p>
      <text:p text:style-name="P11"/>
      <text:p text:style-name="P11">In order to reveal information about a plain text from a cipher text, several methods are commonly employed, including frequency analysis and index of coincidence, which rely upon probabilities <text:span text:style-name="T5">of symbols in the cipher text and the underlying plain text </text:span>to make guesses based on the cipher text to reveal information about the plain text. </text:p>
      <text:p text:style-name="P11"/>
      <text:p text:style-name="P11">Frequency analysis, which uses knowledge of the approximate frequency of symbols in the plain text to find likely mappings from cipher text to plain text, is ineffective against OTP encryption because, given a random key which is the same length as the plain text, the cipher text is completely randomized <text:span text:style-name="T4">and will not exhibit the same probability distribution of the underlying plain text</text:span>.</text:p>
      <text:p text:style-name="P11"/>
      <text:p text:style-name="P12">Index of coincidence based methods, which relies on the probability of two randomly selected symbols of the cipher text being the same, is also ineffective. This is because the properties of the keys in OTP encryption schemes. Because the key is random, the key is the same length as the message, and is never reused, coincidences are not possible, and thus cannot be used to perform effective analysis. </text:p>
      <text:p text:style-name="P4"/>
      <text:p text:style-name="P4"><text:span text:style-name="T6"/></text:p>
      <text:p text:style-name="P24"><text:span text:style-name="T6">Problem 3</text:span></text:p>
      <text:p text:style-name="P9">Although one-time pad is perfectly secure, it has two major assumptions/limitations, which makes it impractical for real applications. Describe the two major limitations of one-time pad.</text:p>
      <text:p text:style-name="P7"/>
      <text:p text:style-name="P16">The two major limitations of the one time pad encryption scheme are that, <text:span text:style-name="T9">in order to maintain perfect secrecy and prevent probabilistic methods from revealing information about plain texts from cipher texts</text:span>, key<text:span text:style-name="T8">s</text:span> must be as long or longer than the message, and that keys must only be used <text:span text:style-name="T7">only </text:span>once. <text:span text:style-name="T8">These limitations are. </text:span></text:p>
      <text:p text:style-name="P15"/>
      <text:p text:style-name="P13"><text:span text:style-name="T9">These limitations make OTP encryption schemes impractical for a few reasons. </text:span></text:p>
      <text:list xml:id="list1741456785" text:style-name="L2">
        <text:list-item>
          <text:p text:style-name="P14"><text:span text:style-name="T10">Because keys are the same length or longer than the message, this can limit message size if keys are distributed in advance. </text:span></text:p>
        </text:list-item>
        <text:list-item>
          <text:p text:style-name="P14"><text:span text:style-name="T10">Because keys are relatively large and only used once, this requires a good source of random information that can maintain randomness for very long messages, which is not as important in other schemes. </text:span></text:p>
        </text:list-item>
        <text:list-item>
          <text:p text:style-name="P14"><text:span text:style-name="T10">Because key length must match or exceed message length, this creates significant overhead (50% or more) in data transmission. Whereas in other schemes the key length is much shorter than the message, resulting in significantly less overhead in data transmission. </text:span></text:p>
        </text:list-item>
        <text:list-item>
          <text:p text:style-name="P14"><text:span text:style-name="T10">Because key information in an OTP scheme is symmetric and the length of the key is relatively large, this creates issues in distributing key information over untrusted channels, requiring that key information be transmitted in such a way that it is protected and may not be associated with the cipher text message which it protects.</text:span></text:p>
        </text:list-item>
      </text:list>
      <text:p text:style-name="P25">Problem 4</text:p>
      <text:p text:style-name="P9">Compared to an adversary in perfect security, what are the two main <text:span text:style-name="T3">differences</text:span> for an adversary in computational security?</text:p>
      <text:p text:style-name="P7"/>
      <text:p text:style-name="P17">In computational security, the encryption scheme trades off perfect security for computational complexity, <text:span text:style-name="T12">and</text:span> relaxes security in favor of “<text:span text:style-name="T11">good enough” security and </text:span>smaller keys and more flexible key distribution schemes (ie. asymmetric key encryption schemes). </text:p>
      <text:p text:style-name="P17"/>
      <text:p text:style-name="P18">This means that an adversary has a negligible advantage in the security game, but requires significant computational resources and time in order to win. </text:p>
      <text:p text:style-name="P25">Problem 5</text:p>
      <text:p text:style-name="P9">Explain what is a negligible function, and describe the properties of negligible functions.</text:p>
      <text:p text:style-name="P7"/>
      <text:p text:style-name="P19">A negligible function is one that is asymptotically smaller than any inverse polynomial-time function. </text:p>
      <text:p text:style-name="P19"/>
      <text:p text:style-name="P19">A function f is negligible if for every positive polynomial p there is an N such that for all integers n &gt; N it holds that f(n) &lt; 1 / p(n). </text:p>
      <text:p text:style-name="P19"/>
      <text:p text:style-name="P20">This means that negligible function is one that is much faster to compute than its inverse. For the purposes of data security, this means that is much faster to encrypt and decrypt data using the key, than it is to attempt to solve for the key. </text:p>
      <text:p text:style-name="P19"/>
      <text:p text:style-name="P19">Let negl<text:span text:style-name="T13">1</text:span> and negl<text:span text:style-name="T13">2 </text:span>be negligible functions. Properties of negligible functions include: </text:p>
      <text:p text:style-name="P19">• If negl<text:span text:style-name="T13">3</text:span>(n) = negl<text:span text:style-name="T13">1</text:span>(n) + negl<text:span text:style-name="T13">2</text:span>(n), <text:span text:style-name="T15">then </text:span>negl<text:span text:style-name="T13">3</text:span>(n) is negligible.</text:p>
      <text:p text:style-name="P19">• For any positive polynomial p, if negl<text:span text:style-name="T13">4</text:span>(n)=p(n)· negl<text:span text:style-name="T13">1</text:span>(n), <text:span text:style-name="T15">then </text:span>negl<text:span text:style-name="T13">4</text:span>(n) is negligible.</text:p>
      <text:p text:style-name="P24"><text:span text:style-name="T6">Problem 6</text:span></text:p>
      <text:p text:style-name="P9">Describe the details of the security game/experiment for computational security, and formally explain what is (computationally) indistinguishable.</text:p>
      <text:p text:style-name="P7"/>
      <text:p text:style-name="P21">The security game for computational security is much the same as before, with the exception that the ciphertexts of the messages m<text:span text:style-name="T13">1</text:span> and m<text:span text:style-name="T13">2</text:span> are negligibly distinguishable. This means that the probability that <text:span text:style-name="T16">all probabilistic polynomial-time </text:span>adversar<text:span text:style-name="T16">ies</text:span> <text:span text:style-name="T16">are </text:span>able to guess information about the plaintext from the ciphertext is negligibly greater than 50%. <text:span text:style-name="T16">Computational indistinguishability can be defined with the following equation:</text:span></text:p>
      <text:p text:style-name="P21"/>
      <text:p text:style-name="P23">Pr[PrivK<text:span text:style-name="T2">eav</text:span><text:span text:style-name="T13">A,</text:span><text:span text:style-name="T14">П</text:span><text:span text:style-name="T18">(n) = 1] &lt;= 1 / 2 + negl(n)</text:span></text:p>
      <text:p text:style-name="P22"/>
      <text:p text:style-name="P22">This means that the adversary has an advantage in the security game, albeit negligible. The adversary’s advantage can be defined with the following equation: </text:p>
      <text:p text:style-name="P22"/>
      <text:p text:style-name="P23">Adv<text:span text:style-name="T2">eav</text:span><text:span text:style-name="T13">A,</text:span><text:span text:style-name="T14">П</text:span>(n) = | Pr[Priv<text:span text:style-name="T17">K</text:span><text:span text:style-name="T2">eav</text:span><text:span text:style-name="T13">A,</text:span><text:span text:style-name="T14">П</text:span>(n) = 1] - 1 / 2 | &lt;= neg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style style:name="MT1" style:family="text">
      <style:text-properties officeooo: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ans</text:p>
      </style:header>
      <style:footer>
        <text:p text:style-name="Footer"><text:span text:style-name="MT1">Evans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2-11T12:09:48.121000000</dc:date>
    <meta:editing-duration>PT4H39M38S</meta:editing-duration>
    <meta:editing-cycles>34</meta:editing-cycles>
    <meta:generator>LibreOffice/5.3.5.2$Windows_X86_64 LibreOffice_project/50d9bf2b0a79cdb85a3814b592608037a682059d</meta:generator>
    <meta:document-statistic meta:table-count="0" meta:image-count="0" meta:object-count="0" meta:page-count="6" meta:paragraph-count="47" meta:word-count="991" meta:character-count="5949" meta:non-whitespace-character-count="4992"/>
  </office:meta>
</office:document-meta>
</file>